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E7000002BF29084DE7CAC7D71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2_20_Dots_20_3_20_Dashes" svg:stroke-color="#3333ff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solid" draw:fill-color="#ffffff" fo:min-height="0.65cm"/>
    </style:style>
    <style:style style:name="gr5" style:family="graphic" style:parent-style-name="standard">
      <style:graphic-properties draw:stroke="none" svg:stroke-color="#000000" draw:fill="none" draw:fill-color="#ffffff" fo:min-height="1.112cm"/>
    </style:style>
    <style:style style:name="gr6" style:family="graphic" style:parent-style-name="objectwithoutfill">
      <style:graphic-properties draw:stroke="dash" draw:stroke-dash="Ultrafine_20_2_20_Dots_20_3_20_Dashes" svg:stroke-color="#ff3300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solid" draw:fill-color="#ffffff" fo:min-height="1.1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3333ff"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="none" draw:fill-color="#ffffff"/>
      <style:text-properties fo:color="#3333ff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solid" draw:fill-color="#ffffff"/>
      <style:text-properties fo:color="#3333ff" fo:font-size="11pt" fo:font-weight="bold" style:font-size-asian="11pt" style:font-weight-asian="bold" style:font-size-complex="11pt" style:font-weight-complex="bold"/>
    </style:style>
    <style:style style:name="P6" style:family="paragraph">
      <style:text-properties fo:color="#ff3300"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text-properties fo:color="#ff3300"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solid" draw:fill-color="#ffffff"/>
      <style:text-properties fo:color="#ff3300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3333ff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ff3300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0.5cm" svg:height="14.425cm" svg:x="4.8cm" svg:y="3.575cm">
          <draw:image xlink:href="Pictures/10000000000003E7000002BF29084DE7CAC7D71C.png" xlink:type="simple" xlink:show="embed" xlink:actuate="onLoad">
            <text:p/>
          </draw:image>
        </draw:frame>
        <draw:line draw:style-name="gr2" draw:text-style-name="P2" draw:layer="layout" svg:x1="9.2cm" svg:y1="6.8cm" svg:x2="9.2cm" svg:y2="16.3cm">
          <text:p/>
        </draw:line>
        <draw:frame draw:style-name="gr3" draw:text-style-name="P4" draw:layer="layout" svg:width="2.2cm" svg:height="1.133cm" svg:x="8cm" svg:y="5.6cm">
          <draw:text-box>
            <text:p text:style-name="P3"><text:span text:style-name="T1">SAC-A</text:span></text:p>
            <text:p text:style-name="P3"><text:span text:style-name="T1">6776 km</text:span></text:p>
          </draw:text-box>
        </draw:frame>
        <draw:line draw:style-name="gr2" draw:text-style-name="P2" draw:layer="layout" svg:x1="10.6cm" svg:y1="9.2cm" svg:x2="10.558cm" svg:y2="16.271cm">
          <text:p/>
        </draw:line>
        <draw:frame draw:style-name="gr4" draw:text-style-name="P5" draw:layer="layout" svg:width="2.1cm" svg:height="1.133cm" svg:x="9.6cm" svg:y="8.1cm">
          <draw:text-box>
            <text:p text:style-name="P3"><text:span text:style-name="T1">SAC-B</text:span></text:p>
            <text:p text:style-name="P3"><text:span text:style-name="T1">6928 km</text:span></text:p>
          </draw:text-box>
        </draw:frame>
        <draw:line draw:style-name="gr2" draw:text-style-name="P2" draw:layer="layout" svg:x1="11.9cm" svg:y1="5.6cm" svg:x2="11.9cm" svg:y2="16.3cm">
          <text:p/>
        </draw:line>
        <draw:frame draw:style-name="gr3" draw:text-style-name="P4" draw:layer="layout" svg:width="2.2cm" svg:height="1.133cm" svg:x="11cm" svg:y="4.367cm">
          <draw:text-box>
            <text:p text:style-name="P3"><text:span text:style-name="T1">SAC-C</text:span></text:p>
            <text:p text:style-name="P3"><text:span text:style-name="T1">7083 km</text:span></text:p>
          </draw:text-box>
        </draw:frame>
        <draw:line draw:style-name="gr2" draw:text-style-name="P2" xml:id="id2" draw:id="id2" draw:layer="layout" svg:x1="11.425cm" svg:y1="11.5cm" svg:x2="11.525cm" svg:y2="16.3cm">
          <text:p/>
        </draw:line>
        <draw:frame draw:style-name="gr3" draw:text-style-name="P4" xml:id="id1" draw:id="id1" draw:layer="layout" svg:width="2.2cm" svg:height="1.133cm" svg:x="7.2cm" svg:y="10.367cm">
          <draw:text-box>
            <text:p text:style-name="P3"><text:span text:style-name="T1">SAC-D</text:span></text:p>
            <text:p text:style-name="P3"><text:span text:style-name="T1">7035 km</text:span></text:p>
          </draw:text-box>
        </draw:frame>
        <draw:frame draw:style-name="gr5" draw:text-style-name="P7" draw:layer="layout" svg:width="2.6cm" svg:height="1.362cm" svg:x="9.8cm" svg:y="6.438cm">
          <draw:text-box>
            <text:p text:style-name="P6"><text:span text:style-name="T2">SAOCOM </text:span></text:p>
            <text:p text:style-name="P6"><text:span text:style-name="T2">6998 km</text:span></text:p>
          </draw:text-box>
        </draw:frame>
        <draw:line draw:style-name="gr6" draw:text-style-name="P2" draw:layer="layout" svg:x1="11cm" svg:y1="7.6cm" svg:x2="11cm" svg:y2="16.22cm">
          <text:p/>
        </draw:line>
        <draw:connector draw:style-name="gr7" draw:text-style-name="P2" draw:layer="layout" draw:type="curve" svg:x1="9.4cm" svg:y1="10.933cm" svg:x2="11.475cm" svg:y2="11.5cm" draw:start-shape="id1" draw:start-glue-point="1" draw:end-shape="id2" draw:end-glue-point="0" svg:d="M9400 10933c1384 0 2075 189 2075 567" svg:viewBox="0 0 2076 568">
          <text:p/>
        </draw:connector>
        <draw:line draw:style-name="gr6" draw:text-style-name="P2" xml:id="id4" draw:id="id4" draw:layer="layout" svg:x1="11.3cm" svg:y1="12cm" svg:x2="11.4cm" svg:y2="16.3cm">
          <text:p/>
        </draw:line>
        <draw:frame draw:style-name="gr8" draw:text-style-name="P8" xml:id="id3" draw:id="id3" draw:layer="layout" svg:width="2.6cm" svg:height="1.362cm" svg:x="7.4cm" svg:y="12.5cm">
          <draw:text-box>
            <text:p text:style-name="P6"><text:span text:style-name="T2">SABIAMAR </text:span></text:p>
            <text:p text:style-name="P6"><text:span text:style-name="T2">7023 km</text:span></text:p>
          </draw:text-box>
        </draw:frame>
        <draw:connector draw:style-name="gr7" draw:text-style-name="P2" draw:layer="layout" draw:type="curve" draw:line-skew="0.476cm" svg:x1="8.7cm" svg:y1="12.5cm" svg:x2="11.35cm" svg:y2="12cm" draw:start-shape="id3" draw:start-glue-point="0" draw:end-shape="id4" svg:d="M8700 12500c0-787 2650-537 2650-500" svg:viewBox="0 0 2651 5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1.2$Linux_X86_64 LibreOffice_project/10m0$Build-2</meta:generator>
    <dc:date>2017-07-28T10:13:57.160778062</dc:date>
    <meta:editing-duration>PT29M21S</meta:editing-duration>
    <meta:editing-cycles>7</meta:editing-cycles>
    <meta:document-statistic meta:object-count="15"/>
  </office:meta>
</office:document-meta>
</file>